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38mm"/>
    </style:style>
    <style:style style:name="co2" style:family="table-column">
      <style:table-column-properties fo:break-before="auto" style:column-width="16.39mm"/>
    </style:style>
    <style:style style:name="co3" style:family="table-column">
      <style:table-column-properties fo:break-before="auto" style:column-width="51.42mm"/>
    </style:style>
    <style:style style:name="co4" style:family="table-column">
      <style:table-column-properties fo:break-before="auto" style:column-width="77.68mm"/>
    </style:style>
    <style:style style:name="co5" style:family="table-column">
      <style:table-column-properties fo:break-before="auto" style:column-width="9.44mm"/>
    </style:style>
    <style:style style:name="co13" style:family="table-column">
      <style:table-column-properties fo:break-before="auto" style:column-width="59.06mm"/>
    </style:style>
    <style:style style:name="co14" style:family="table-column">
      <style:table-column-properties fo:break-before="auto" style:column-width="62.87mm"/>
    </style:style>
    <style:style style:name="co15" style:family="table-column">
      <style:table-column-properties fo:break-before="auto" style:column-width="49.18mm"/>
    </style:style>
    <style:style style:name="co16" style:family="table-column">
      <style:table-column-properties fo:break-before="auto" style:column-width="15.05mm"/>
    </style:style>
    <style:style style:name="co10" style:family="table-column">
      <style:table-column-properties fo:break-before="auto" style:column-width="65.12mm"/>
    </style:style>
    <style:style style:name="co12" style:family="table-column">
      <style:table-column-properties fo:break-before="auto" style:column-width="21.55mm"/>
    </style:style>
    <style:style style:name="co17" style:family="table-column">
      <style:table-column-properties fo:break-before="auto" style:column-width="73.25mm"/>
    </style:style>
    <style:style style:name="co18" style:family="table-column">
      <style:table-column-properties fo:break-before="auto" style:column-width="67.52mm"/>
    </style:style>
    <style:style style:name="co19" style:family="table-column">
      <style:table-column-properties fo:break-before="auto" style:column-width="66.45mm"/>
    </style:style>
    <style:style style:name="co20" style:family="table-column">
      <style:table-column-properties fo:break-before="auto" style:column-width="26.41mm"/>
    </style:style>
    <style:style style:name="co21" style:family="table-column">
      <style:table-column-properties fo:break-before="auto" style:column-width="60.38mm"/>
    </style:style>
    <style:style style:name="ro1" style:family="table-row">
      <style:table-row-properties style:row-height="1.94mm" fo:break-before="auto" style:use-optimal-row-height="false"/>
    </style:style>
    <style:style style:name="ro24" style:family="table-row">
      <style:table-row-properties style:row-height="15.35mm" fo:break-before="auto" style:use-optimal-row-height="true"/>
    </style:style>
    <style:style style:name="ro3" style:family="table-row">
      <style:table-row-properties style:row-height="5.12mm" fo:break-before="auto" style:use-optimal-row-height="false"/>
    </style:style>
    <style:style style:name="ro23" style:family="table-row">
      <style:table-row-properties style:row-height="5.12mm" fo:break-before="auto" style:use-optimal-row-height="true"/>
    </style:style>
    <style:style style:name="ro5" style:family="table-row">
      <style:table-row-properties style:row-height="42.16mm" fo:break-before="auto" style:use-optimal-row-height="false"/>
    </style:style>
    <style:style style:name="ro25" style:family="table-row">
      <style:table-row-properties style:row-height="10.23mm" fo:break-before="auto" style:use-optimal-row-height="true"/>
    </style:style>
    <style:style style:name="ro26" style:family="table-row">
      <style:table-row-properties style:row-height="7.94mm" fo:break-before="auto" style:use-optimal-row-height="false"/>
    </style:style>
    <style:style style:name="ro27" style:family="table-row">
      <style:table-row-properties style:row-height="54.15mm" fo:break-before="auto" style:use-optimal-row-height="false"/>
    </style:style>
    <style:style style:name="ro9" style:family="table-row">
      <style:table-row-properties style:row-height="14.73mm" fo:break-before="auto" style:use-optimal-row-height="true"/>
    </style:style>
    <style:style style:name="ro10" style:family="table-row">
      <style:table-row-properties style:row-height="19.47mm" fo:break-before="auto" style:use-optimal-row-height="true"/>
    </style:style>
    <style:style style:name="ro11" style:family="table-row">
      <style:table-row-properties style:row-height="24.22mm" fo:break-before="auto" style:use-optimal-row-height="true"/>
    </style:style>
    <style:style style:name="ro12" style:family="table-row">
      <style:table-row-properties style:row-height="14.82mm" fo:break-before="auto" style:use-optimal-row-height="true"/>
    </style:style>
    <style:style style:name="ro13" style:family="table-row">
      <style:table-row-properties style:row-height="6.61mm" fo:break-before="auto" style:use-optimal-row-height="false"/>
    </style:style>
    <style:style style:name="ro14" style:family="table-row">
      <style:table-row-properties style:row-height="5.29mm" fo:break-before="auto" style:use-optimal-row-height="true"/>
    </style:style>
    <style:style style:name="ro15" style:family="table-row">
      <style:table-row-properties style:row-height="39.95mm" fo:break-before="auto" style:use-optimal-row-height="false"/>
    </style:style>
    <style:style style:name="ro16" style:family="table-row">
      <style:table-row-properties style:row-height="28.84mm" fo:break-before="auto" style:use-optimal-row-height="false"/>
    </style:style>
    <style:style style:name="ro17" style:family="table-row">
      <style:table-row-properties style:row-height="12.17mm" fo:break-before="auto" style:use-optimal-row-height="false"/>
    </style:style>
    <style:style style:name="ro18" style:family="table-row">
      <style:table-row-properties style:row-height="43.13mm" fo:break-before="auto" style:use-optimal-row-height="false"/>
    </style:style>
    <style:style style:name="ro19" style:family="table-row">
      <style:table-row-properties style:row-height="10mm" fo:break-before="auto" style:use-optimal-row-height="true"/>
    </style:style>
    <style:style style:name="ro20" style:family="table-row">
      <style:table-row-properties style:row-height="37.04mm" fo:break-before="auto" style:use-optimal-row-height="false"/>
    </style:style>
    <style:style style:name="ro21" style:family="table-row">
      <style:table-row-properties style:row-height="35.72mm" fo:break-before="auto" style:use-optimal-row-height="false"/>
    </style:style>
    <style:style style:name="ro22" style:family="table-row">
      <style:table-row-properties style:row-height="23.81mm" fo:break-before="auto" style:use-optimal-row-height="false"/>
    </style:style>
    <style:style style:name="ro28" style:family="table-row">
      <style:table-row-properties style:row-height="10.05mm" fo:break-before="auto" style:use-optimal-row-height="true"/>
    </style:style>
    <style:style style:name="ro29" style:family="table-row">
      <style:table-row-properties style:row-height="27.25mm" fo:break-before="auto" style:use-optimal-row-height="false"/>
    </style:style>
    <style:style style:name="ro30" style:family="table-row">
      <style:table-row-properties style:row-height="25.14mm" fo:break-before="auto" style:use-optimal-row-height="false"/>
    </style:style>
    <style:style style:name="ro31" style:family="table-row">
      <style:table-row-properties style:row-height="32.01mm" fo:break-before="auto" style:use-optimal-row-height="false"/>
    </style:style>
    <style:style style:name="ro32" style:family="table-row">
      <style:table-row-properties style:row-height="5.26mm" fo:break-before="auto" style:use-optimal-row-height="true"/>
    </style:style>
    <style:style style:name="ro33" style:family="table-row">
      <style:table-row-properties style:row-height="31.75mm" fo:break-before="auto" style:use-optimal-row-height="false"/>
    </style:style>
    <style:style style:name="ro34" style:family="table-row">
      <style:table-row-properties style:row-height="4.87mm" fo:break-before="auto" style:use-optimal-row-height="true"/>
    </style:style>
    <style:style style:name="ta2" style:family="table" style:master-page-name="PageStyle_5f_Feature_20__23__20_Test_20_Cases_20__28_2_29_">
      <style:table-properties table:display="true" style:writing-mode="lr-tb"/>
    </style:style>
    <style:style style:name="ta3" style:family="table" style:master-page-name="PageStyle_5f_Examples">
      <style:table-properties table:display="true" style:writing-mode="lr-tb"/>
    </style:style>
    <style:style style:name="ta4" style:family="table" style:master-page-name="PageStyle_5f_Feature_20__23__20_Test_20_Cases">
      <style:table-properties table:display="true" style:writing-mode="lr-tb"/>
    </style:style>
    <style:style style:name="ce2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5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3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5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57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9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4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Calibri" style:font-name-complex="Calibri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fo:background-color="#89c76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8" style:family="table-cell" style:parent-style-name="Default">
      <style:table-cell-properties fo:background-color="#fff4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60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2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7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8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4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6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9" style:family="text">
      <style:text-properties style:language-asian="zh" style:country-asian="CN" style:font-name="Calibri" style:font-relief="none" style:text-emphasize="none" style:font-style-complex="normal" style:font-style-asian="normal" style:font-weight-complex="bold" style:font-weight-asian="bold" style:font-size-complex="11pt" style:font-size-asian="11pt" style:font-name-complex="Calibri" style:font-name-asian="Noto Sans CJK SC Regular" fo:color="#000000" style:language-complex="hi" style:country-complex="IN" fo:language="en" fo:country="AU" style:text-line-through-mode="continuous" style:text-position="0% 100%" fo:text-shadow="none" style:text-outline="false" fo:font-style="normal" style:text-line-through-type="none" style:text-underline-style="none" style:text-underline-color="font-color" fo:font-weight="bold" fo:font-size="11pt" style:text-overline-style="none" style:text-overline-color="font-color"/>
    </style:style>
    <style:style style:name="T10" style:family="text">
      <style:text-properties style:language-asian="zh" style:country-asian="CN" style:font-name="Calibri" style:font-relief="none" style:text-emphasize="none" style:font-style-complex="normal" style:font-style-asian="normal" style:font-size-complex="11pt" style:font-size-asian="11pt" style:font-name-complex="Calibri" style:font-name-asian="Noto Sans CJK SC Regular" fo:color="#000000" style:language-complex="hi" style:country-complex="IN" fo:language="en" fo:country="AU" style:text-line-through-mode="continuous" style:text-position="0% 100%" fo:text-shadow="none" style:text-outline="false" fo:font-style="normal" style:text-line-through-type="none" style:text-underline-style="none" style:text-underline-color="font-color" fo:font-size="11pt" style:text-overline-style="none" style:text-overline-color="font-color" fo:font-weight="normal" style:font-weight-asian="normal" style:font-weight-complex="normal"/>
    </style:style>
    <style:style style:name="T1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5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AU" style:language-asian="zh" style:country-asian="CN" style:language-complex="hi" style:country-complex="IN" style:font-name-asian="Noto Sans CJK SC Regular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AU" style:language-asian="zh" style:country-asian="CN" style:language-complex="hi" style:country-complex="IN" style:font-name-asian="Noto Sans CJK SC Regular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language-complex="hi" style:country-complex="IN" style:text-overline-style="none" style:text-overline-color="font-colo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fo:color="#000000" style:font-name-asian="Noto Sans CJK SC Regular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font-name="Calibri"/>
    </style:style>
    <style:style style:name="T18" style:family="text">
      <style:text-properties style:language-complex="hi" style:country-complex="IN" style:text-overline-style="none" style:text-overline-color="font-colo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fo:color="#000000" style:font-name-asian="Noto Sans CJK SC Regular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font-name="Calibri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ature # Test Cases" table:style-name="ta4">
        <office:forms form:automatic-focus="false" form:apply-design-mode="false"/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49"/>
        <table:table-column table:style-name="co17" table:default-cell-style-name="ce37"/>
        <table:table-column table:style-name="co18" table:default-cell-style-name="ce37"/>
        <table:table-column table:style-name="co19" table:default-cell-style-name="ce37"/>
        <table:table-column table:style-name="co20" table:default-cell-style-name="ce49"/>
        <table:table-column table:style-name="co10" table:default-cell-style-name="ce61"/>
        <table:table-column table:style-name="co21" table:default-cell-style-name="ce37"/>
        <table:table-column table:style-name="co12" table:number-columns-repeated="1013" table:default-cell-style-name="ce37"/>
        <table:table-row table:style-name="ro1">
          <table:table-cell table:style-name="ce36"/>
          <table:table-cell table:style-name="ce38" table:number-columns-repeated="3"/>
          <table:table-cell table:style-name="ce47"/>
          <table:table-cell table:style-name="ce38" table:number-columns-repeated="3"/>
          <table:table-cell table:style-name="ce47"/>
          <table:table-cell table:style-name="ce59"/>
          <table:table-cell table:number-columns-repeated="1014"/>
        </table:table-row>
        <table:table-row table:style-name="ro9">
          <table:table-cell table:style-name="ce36"/>
          <table:table-cell table:style-name="ce39" office:value-type="string" calcext:value-type="string">
            <text:p>Test Case ID</text:p>
          </table:table-cell>
          <table:table-cell table:style-name="ce39" office:value-type="string" calcext:value-type="string">
            <text:p>Test Name</text:p>
          </table:table-cell>
          <table:table-cell table:style-name="ce39" office:value-type="string" calcext:value-type="string">
            <text:p>Test Description</text:p>
          </table:table-cell>
          <table:table-cell table:style-name="ce48" office:value-type="string" calcext:value-type="string">
            <text:p>TC #</text:p>
          </table:table-cell>
          <table:table-cell table:style-name="ce39" office:value-type="string" calcext:value-type="string">
            <text:p>Test Steps</text:p>
          </table:table-cell>
          <table:table-cell table:style-name="ce39" office:value-type="string" calcext:value-type="string">
            <text:p>Expected Result</text:p>
          </table:table-cell>
          <table:table-cell table:style-name="ce39" office:value-type="string" calcext:value-type="string">
            <text:p>Actual Result</text:p>
          </table:table-cell>
          <table:table-cell table:style-name="ce48" office:value-type="string" calcext:value-type="string">
            <text:p>Status</text:p>
          </table:table-cell>
          <table:table-cell table:style-name="ce60" office:value-type="string" calcext:value-type="string">
            <text:p>Comments</text:p>
          </table:table-cell>
          <table:table-cell office:value-type="string" calcext:value-type="string">
            <text:p>Peer review</text:p>
          </table:table-cell>
          <table:table-cell table:number-columns-repeated="1013"/>
        </table:table-row>
        <table:table-row table:style-name="ro3">
          <table:table-cell/>
          <table:table-cell table:style-name="ce41" office:value-type="float" office:value="1.01" calcext:value-type="float" table:number-columns-spanned="1" table:number-rows-spanned="4">
            <text:p>1.01</text:p>
          </table:table-cell>
          <table:table-cell table:style-name="ce44" office:value-type="string" calcext:value-type="string" table:number-columns-spanned="1" table:number-rows-spanned="4">
            <text:p>Robot responds to Run with Scissors </text:p>
          </table:table-cell>
          <table:table-cell table:style-name="ce44" office:value-type="string" calcext:value-type="string" table:number-columns-spanned="1" table:number-rows-spanned="4">
            <text:p><text:span text:style-name="T5">Given: </text:span><text:span text:style-name="T6">The teacher gives a safety instruction</text:span></text:p>
            <text:p/>
            <text:p><text:span text:style-name="T9">When: “</text:span><text:span text:style-name="T10">run with scissors" -</text:span></text:p>
            <text:p/>
            <text:p><text:span text:style-name="T5">Then: </text:span><text:span text:style-name="T6">the robot shakes head "running with scissors is dangerous and causes accidents"</text:span></text:p>
            <text:p/>
            <text:p><text:span text:style-name="T11">Prerequisite: </text:span></text:p>
            <text:p><text:span text:style-name="T12">UI is avaialble</text:span></text:p>
            <text:p/>
          </table:table-cell>
          <table:table-cell table:style-name="ce41" office:value-type="float" office:value="1" calcext:value-type="float">
            <text:p>1</text:p>
          </table:table-cell>
          <table:table-cell table:style-name="ce50" office:value-type="string" calcext:value-type="string">
            <text:p>Robot has Idle mode turned on</text:p>
          </table:table-cell>
          <table:table-cell table:style-name="ce50" office:value-type="string" calcext:value-type="string">
            <text:p>Robot is in idle mode</text:p>
          </table:table-cell>
          <table:table-cell table:style-name="ce50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number-columns-repeated="1014"/>
        </table:table-row>
        <table:table-row table:style-name="ro10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2" calcext:value-type="float">
            <text:p>2</text:p>
          </table:table-cell>
          <table:table-cell table:style-name="ce50" office:value-type="string" calcext:value-type="string">
            <text:p>Say ‘Run with Scissors’</text:p>
          </table:table-cell>
          <table:table-cell table:style-name="ce50" office:value-type="string" calcext:value-type="string">
            <text:p>robot understands and shakes head and says “running with scissors is dangerous and causes accidents”</text:p>
          </table:table-cell>
          <table:table-cell table:style-name="ce15" office:value-type="string" calcext:value-type="string">
            <text:p>robot understands and shakes head and says “running with scissors is dangerous and causes accidents”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number-columns-repeated="1014"/>
        </table:table-row>
        <table:table-row table:style-name="ro10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3" calcext:value-type="float">
            <text:p>3</text:p>
          </table:table-cell>
          <table:table-cell table:style-name="ce50" office:value-type="string" calcext:value-type="string">
            <text:p>Say “Scissors”</text:p>
          </table:table-cell>
          <table:table-cell table:style-name="ce50" office:value-type="string" calcext:value-type="string">
            <text:p>robot understands and shakes head and says “ running with scissors is dangerout and causes accidents”</text:p>
          </table:table-cell>
          <table:table-cell table:style-name="ce15" office:value-type="string" calcext:value-type="string">
            <text:p>robot understands and shakes head and says “that causes accidents”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number-columns-repeated="1014"/>
        </table:table-row>
        <table:table-row table:style-name="ro5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office:value-type="string" calcext:value-type="string">
            <text:p>Say unrelated phrase</text:p>
          </table:table-cell>
          <table:table-cell table:style-name="ce50" office:value-type="string" calcext:value-type="string">
            <text:p>robot does not understand and asks “can you repeat that” </text:p>
          </table:table-cell>
          <table:table-cell table:style-name="ce15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number-columns-repeated="1014"/>
        </table:table-row>
        <table:table-row table:style-name="ro3">
          <table:table-cell/>
          <table:table-cell table:style-name="ce41" office:value-type="float" office:value="1.02" calcext:value-type="float" table:number-columns-spanned="1" table:number-rows-spanned="4">
            <text:p>1.02</text:p>
          </table:table-cell>
          <table:table-cell table:style-name="ce44" office:value-type="string" calcext:value-type="string" table:number-columns-spanned="1" table:number-rows-spanned="4">
            <text:p>robot responds to Sun</text:p>
          </table:table-cell>
          <table:table-cell table:style-name="ce44" office:value-type="string" calcext:value-type="string" table:number-columns-spanned="1" table:number-rows-spanned="4">
            <text:p><text:span text:style-name="T9">Given: </text:span><text:span text:style-name="T10">The teacher gives a safety instruction</text:span></text:p>
            <text:p/>
            <text:p><text:span text:style-name="T9">When: “sun”</text:span><text:span text:style-name="T10"> -</text:span></text:p>
            <text:p/>
            <text:p><text:span text:style-name="T9">Then: </text:span><text:span text:style-name="T10">the robot imitates the application of sunscreen, and says “wear a hat and sunscreen to protect yourself from sun burn"</text:span></text:p>
            <text:p/>
            <text:p><text:span text:style-name="T15">Prerequisite: </text:span></text:p>
            <text:p><text:span text:style-name="T16">UI is avaialble</text:span></text:p>
            <text:p/>
          </table:table-cell>
          <table:table-cell table:style-name="ce41" office:value-type="float" office:value="1" calcext:value-type="float">
            <text:p>1</text:p>
          </table:table-cell>
          <table:table-cell table:style-name="ce50" office:value-type="string" calcext:value-type="string">
            <text:p>Robot has Idle mode turned on</text:p>
          </table:table-cell>
          <table:table-cell table:style-name="ce50" office:value-type="string" calcext:value-type="string">
            <text:p>Robot is in idle mode</text:p>
          </table:table-cell>
          <table:table-cell table:style-name="ce50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number-columns-repeated="1014"/>
        </table:table-row>
        <table:table-row table:style-name="ro11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2" calcext:value-type="float">
            <text:p>2</text:p>
          </table:table-cell>
          <table:table-cell table:style-name="ce50" office:value-type="string" calcext:value-type="string">
            <text:p>say “sun”</text:p>
          </table:table-cell>
          <table:table-cell table:style-name="ce50" office:value-type="string" calcext:value-type="string">
            <text:p>robot understands sun and imitates the application of sunscreen, and says “wear a hat and sunscreen to protect yourself from sun burn”</text:p>
          </table:table-cell>
          <table:table-cell table:style-name="ce15" office:value-type="string" calcext:value-type="string">
            <text:p>robot understands sun and imitates the application of sunscreen, and says “wear a hat and sunscreen to protect yourself from sun burn”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number-columns-repeated="1014"/>
        </table:table-row>
        <table:table-row table:style-name="ro12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3" calcext:value-type="float">
            <text:p>3</text:p>
          </table:table-cell>
          <table:table-cell table:style-name="ce50" office:value-type="string" calcext:value-type="string">
            <text:p>say unrelated phrase</text:p>
          </table:table-cell>
          <table:table-cell table:number-columns-repeated="2" table:style-name="ce15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number-columns-repeated="1014"/>
        </table:table-row>
        <table:table-row table:style-name="ro5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3"/>
          <table:table-cell table:style-name="ce17"/>
          <table:table-cell table:style-name="ce44"/>
          <table:table-cell table:number-columns-repeated="1014"/>
        </table:table-row>
        <table:table-row table:style-name="ro13">
          <table:table-cell/>
          <table:table-cell table:style-name="ce41" office:value-type="float" office:value="1.03" calcext:value-type="float" table:number-columns-spanned="1" table:number-rows-spanned="4">
            <text:p>1.03</text:p>
          </table:table-cell>
          <table:table-cell table:style-name="ce44" table:number-columns-spanned="1" table:number-rows-spanned="4"/>
          <table:table-cell table:style-name="ce44" office:value-type="string" calcext:value-type="string" table:number-columns-spanned="1" table:number-rows-spanned="4">
            <text:p><text:span text:style-name="T9">Given: </text:span><text:span text:style-name="T10">The teacher gives a safety instruction</text:span></text:p>
            <text:p/>
            <text:p><text:span text:style-name="T9">When: “on the floor</text:span><text:span text:style-name="T10">" -</text:span></text:p>
            <text:p/>
            <text:p><text:span text:style-name="T9">Then: </text:span><text:span text:style-name="T10">the robot shakes head "don’t put it in your mouth if it was on the floor. There are germs down there"</text:span></text:p>
            <text:p/>
            <text:p><text:span text:style-name="T15">Prerequisite: </text:span></text:p>
            <text:p><text:span text:style-name="T16">UI is avaialble</text:span></text:p>
          </table:table-cell>
          <table:table-cell table:style-name="ce41" office:value-type="float" office:value="1" calcext:value-type="float">
            <text:p>1</text:p>
          </table:table-cell>
          <table:table-cell table:style-name="ce50" office:value-type="string" calcext:value-type="string">
            <text:p>Robot has Idle mode turned on</text:p>
          </table:table-cell>
          <table:table-cell table:style-name="ce50" office:value-type="string" calcext:value-type="string">
            <text:p>Robot is in idle mode</text:p>
          </table:table-cell>
          <table:table-cell table:style-name="ce50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number-columns-repeated="1014"/>
        </table:table-row>
        <table:table-row table:style-name="ro10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2" calcext:value-type="float">
            <text:p>2</text:p>
          </table:table-cell>
          <table:table-cell table:style-name="ce50" office:value-type="string" calcext:value-type="string">
            <text:p>say “on the floor”</text:p>
          </table:table-cell>
          <table:table-cell table:number-columns-repeated="2" table:style-name="ce15" office:value-type="string" calcext:value-type="string">
            <text:p>robot understands and shakes head and says “don’t put it in your mouth if it was on the floor. There are germs down there”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number-columns-repeated="1014"/>
        </table:table-row>
        <table:table-row table:style-name="ro10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3" calcext:value-type="float">
            <text:p>3</text:p>
          </table:table-cell>
          <table:table-cell table:style-name="ce50" office:value-type="string" calcext:value-type="string">
            <text:p>say “floor”</text:p>
          </table:table-cell>
          <table:table-cell table:number-columns-repeated="2" table:style-name="ce15" office:value-type="string" calcext:value-type="string">
            <text:p>robot understands and shakes head and says “don’t put it in your mouth if it was on the floor. There are germs down there”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number-columns-repeated="1014"/>
        </table:table-row>
        <table:table-row table:style-name="ro5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office:value-type="string" calcext:value-type="string">
            <text:p>say unrelated phrase</text:p>
          </table:table-cell>
          <table:table-cell table:number-columns-repeated="2" table:style-name="ce50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number-columns-repeated="1014"/>
        </table:table-row>
        <table:table-row table:style-name="ro14">
          <table:table-cell/>
          <table:table-cell table:style-name="ce41" office:value-type="float" office:value="1.04" calcext:value-type="float" table:number-columns-spanned="1" table:number-rows-spanned="4">
            <text:p>1.04</text:p>
          </table:table-cell>
          <table:table-cell table:style-name="ce44" table:number-columns-spanned="1" table:number-rows-spanned="4"/>
          <table:table-cell table:style-name="ce44" office:value-type="string" calcext:value-type="string" table:number-columns-spanned="1" table:number-rows-spanned="4">
            <text:p><text:span text:style-name="T9">Given: </text:span><text:span text:style-name="T10">The teacher gives a safety instruction</text:span></text:p>
            <text:p/>
            <text:p><text:span text:style-name="T9">When: “cough</text:span><text:span text:style-name="T10">" -</text:span></text:p>
            <text:p/>
            <text:p><text:span text:style-name="T9">Then: </text:span><text:span text:style-name="T10">the robot covers mouth and says "cover your mouth to avoid the spread of germs”</text:span></text:p>
            <text:p/>
            <text:p><text:span text:style-name="T15">Prerequisite: </text:span></text:p>
            <text:p><text:span text:style-name="T16">UI is avaialble</text:span></text:p>
          </table:table-cell>
          <table:table-cell table:style-name="ce41" office:value-type="float" office:value="1" calcext:value-type="float">
            <text:p>1</text:p>
          </table:table-cell>
          <table:table-cell table:style-name="ce50" office:value-type="string" calcext:value-type="string">
            <text:p>Robot has Idle mode turned on</text:p>
          </table:table-cell>
          <table:table-cell table:style-name="ce50" office:value-type="string" calcext:value-type="string">
            <text:p>Robot is in idle mode</text:p>
          </table:table-cell>
          <table:table-cell table:style-name="ce50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style-name="Default"/>
          <table:table-cell table:number-columns-repeated="1013"/>
        </table:table-row>
        <table:table-row table:style-name="ro10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2" calcext:value-type="float">
            <text:p>2</text:p>
          </table:table-cell>
          <table:table-cell table:style-name="ce50" office:value-type="string" calcext:value-type="string">
            <text:p>say “cough”</text:p>
          </table:table-cell>
          <table:table-cell table:style-name="ce50" office:value-type="string" calcext:value-type="string">
            <text:p><text:span text:style-name="T17">robot understands and </text:span><text:span text:style-name="T18">covers mouth and says "cover your mouth to avoid the spread of germs”</text:span></text:p>
          </table:table-cell>
          <table:table-cell table:style-name="ce50" office:value-type="string" calcext:value-type="string">
            <text:p>robot understands and covers mouth and says “cover your mouth to avoid the spread of germs”</text:p>
          </table:table-cell>
          <table:table-cell table:style-name="ce58" office:value-type="string" calcext:value-type="string">
            <text:p>in progress</text:p>
          </table:table-cell>
          <table:table-cell table:style-name="ce44" office:value-type="string" calcext:value-type="string">
            <text:p>occasionally confuses “cough” for “talk”</text:p>
          </table:table-cell>
          <table:table-cell table:style-name="Default"/>
          <table:table-cell table:number-columns-repeated="1013"/>
        </table:table-row>
        <table:table-row table:style-name="ro9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3" calcext:value-type="float">
            <text:p>3</text:p>
          </table:table-cell>
          <table:table-cell table:style-name="ce50" office:value-type="string" calcext:value-type="string">
            <text:p>say unrelated phrase</text:p>
          </table:table-cell>
          <table:table-cell table:number-columns-repeated="2" table:style-name="ce50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style-name="Default"/>
          <table:table-cell table:number-columns-repeated="1013"/>
        </table:table-row>
        <table:table-row table:style-name="ro15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2"/>
          <table:table-cell table:style-name="ce16"/>
          <table:table-cell table:style-name="ce50"/>
          <table:table-cell table:style-name="ce44"/>
          <table:table-cell table:style-name="Default"/>
          <table:table-cell table:number-columns-repeated="1013"/>
        </table:table-row>
        <table:table-row table:style-name="ro14">
          <table:table-cell/>
          <table:table-cell table:style-name="ce41" office:value-type="float" office:value="1.05" calcext:value-type="float" table:number-columns-spanned="1" table:number-rows-spanned="4">
            <text:p>1.05</text:p>
          </table:table-cell>
          <table:table-cell table:style-name="ce44" table:number-columns-spanned="1" table:number-rows-spanned="4"/>
          <table:table-cell table:style-name="ce44" office:value-type="string" calcext:value-type="string" table:number-columns-spanned="1" table:number-rows-spanned="4">
            <text:p><text:span text:style-name="T5">Given: </text:span><text:span text:style-name="T6">The teacher gives a safety instruction</text:span></text:p>
            <text:p/>
            <text:p><text:span text:style-name="T11">When: “sneeze”</text:span></text:p>
            <text:p/>
            <text:p><text:span text:style-name="T5">Then: </text:span><text:span text:style-name="T6">the robot raises hnd to where its nose would be and says “use a tissue to contain it”</text:span></text:p>
            <text:p/>
            <text:p><text:span text:style-name="T11">Prerequisite: </text:span></text:p>
            <text:p><text:span text:style-name="T12">UI is available</text:span></text:p>
            <text:p/>
            <text:p><text:span text:style-name="T11">Test Data:</text:span></text:p>
            <text:p><text:span text:style-name="T12">xxxx</text:span></text:p>
          </table:table-cell>
          <table:table-cell table:style-name="ce41" office:value-type="float" office:value="1" calcext:value-type="float">
            <text:p>1</text:p>
          </table:table-cell>
          <table:table-cell table:style-name="ce50" office:value-type="string" calcext:value-type="string">
            <text:p>Robot has Idle mode turned on</text:p>
          </table:table-cell>
          <table:table-cell table:style-name="ce50" office:value-type="string" calcext:value-type="string">
            <text:p>Robot is in idle mode</text:p>
          </table:table-cell>
          <table:table-cell table:style-name="ce50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style-name="Default"/>
          <table:table-cell table:number-columns-repeated="1013"/>
        </table:table-row>
        <table:table-row table:style-name="ro9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2" calcext:value-type="float">
            <text:p>2</text:p>
          </table:table-cell>
          <table:table-cell table:style-name="ce50" office:value-type="string" calcext:value-type="string">
            <text:p>say “sneeze”</text:p>
          </table:table-cell>
          <table:table-cell table:style-name="ce50" office:value-type="string" calcext:value-type="string">
            <text:p>robot understands and raises hand to where nose would be and says “use a tissue to contain it”</text:p>
          </table:table-cell>
          <table:table-cell table:style-name="ce50" office:value-type="string" calcext:value-type="string">
            <text:p>robot understands and raises hand to here nose would be and says “use a tissue to contain it”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style-name="Default"/>
          <table:table-cell table:number-columns-repeated="1013"/>
        </table:table-row>
        <table:table-row table:style-name="ro9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3" calcext:value-type="float">
            <text:p>3</text:p>
          </table:table-cell>
          <table:table-cell table:style-name="ce50" office:value-type="string" calcext:value-type="string">
            <text:p>say unrelated phrase</text:p>
          </table:table-cell>
          <table:table-cell table:style-name="ce50" office:value-type="string" calcext:value-type="string">
            <text:p>robot understands and raises hand to where nose would be and says “use a tissue to contain it”</text:p>
          </table:table-cell>
          <table:table-cell table:style-name="ce50" office:value-type="string" calcext:value-type="string">
            <text:p>robot understands and raises hand to here nose would be and says “use a tissue to contain it”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style-name="Default"/>
          <table:table-cell table:number-columns-repeated="1013"/>
        </table:table-row>
        <table:table-row table:style-name="ro16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style-name="Default"/>
          <table:table-cell table:number-columns-repeated="1013"/>
        </table:table-row>
        <table:table-row table:style-name="ro14">
          <table:table-cell/>
          <table:table-cell table:style-name="ce41" office:value-type="float" office:value="1.06" calcext:value-type="float" table:number-columns-spanned="1" table:number-rows-spanned="4">
            <text:p>1.06</text:p>
          </table:table-cell>
          <table:table-cell table:style-name="ce44" table:number-columns-spanned="1" table:number-rows-spanned="4"/>
          <table:table-cell table:style-name="ce44" office:value-type="string" calcext:value-type="string" table:number-columns-spanned="1" table:number-rows-spanned="4">
            <text:p><text:span text:style-name="T5">Given: </text:span><text:span text:style-name="T6">the teacher gives a safety instruction</text:span></text:p>
            <text:p/>
            <text:p><text:span text:style-name="T11">When: “fire”</text:span></text:p>
            <text:p/>
            <text:p><text:span text:style-name="T5">Then: </text:span><text:span text:style-name="T6">robot gestures towards door and says “remain calm, and follow teacher in an orderly manner”</text:span></text:p>
            <text:p/>
            <text:p><text:span text:style-name="T11">Prerequisite: </text:span></text:p>
            <text:p><text:span text:style-name="T12">UI is available</text:span></text:p>
            <text:p/>
            <text:p><text:span text:style-name="T11">Test Data:</text:span></text:p>
            <text:p><text:span text:style-name="T12">xxxx</text:span></text:p>
          </table:table-cell>
          <table:table-cell table:style-name="ce41" office:value-type="float" office:value="1" calcext:value-type="float">
            <text:p>1</text:p>
          </table:table-cell>
          <table:table-cell table:style-name="ce50" office:value-type="string" calcext:value-type="string">
            <text:p>Robot has Idle mode turned on</text:p>
          </table:table-cell>
          <table:table-cell table:style-name="ce50" office:value-type="string" calcext:value-type="string">
            <text:p>Robot is in idle mode</text:p>
          </table:table-cell>
          <table:table-cell table:style-name="ce50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style-name="Default"/>
          <table:table-cell table:number-columns-repeated="1013"/>
        </table:table-row>
        <table:table-row table:style-name="ro10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2" calcext:value-type="float">
            <text:p>2</text:p>
          </table:table-cell>
          <table:table-cell table:style-name="ce50" office:value-type="string" calcext:value-type="string">
            <text:p>say “fire”</text:p>
          </table:table-cell>
          <table:table-cell table:style-name="ce50" office:value-type="string" calcext:value-type="string">
            <text:p>robot understands and gestures forward and says “remain calm and follow teacher in an orderly manner”</text:p>
          </table:table-cell>
          <table:table-cell table:style-name="ce50" office:value-type="string" calcext:value-type="string">
            <text:p>robot understands gestures forward and says “remain calm, and follow teacher in an orderly manner”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style-name="Default"/>
          <table:table-cell table:number-columns-repeated="1013"/>
        </table:table-row>
        <table:table-row table:style-name="ro17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3" calcext:value-type="float">
            <text:p>3</text:p>
          </table:table-cell>
          <table:table-cell table:style-name="ce50" office:value-type="string" calcext:value-type="string">
            <text:p>say unrelated phrase</text:p>
          </table:table-cell>
          <table:table-cell table:number-columns-repeated="2" table:style-name="ce50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style-name="Default"/>
          <table:table-cell table:number-columns-repeated="1013"/>
        </table:table-row>
        <table:table-row table:style-name="ro18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style-name="Default"/>
          <table:table-cell table:number-columns-repeated="1013"/>
        </table:table-row>
        <table:table-row table:style-name="ro14">
          <table:table-cell/>
          <table:table-cell table:style-name="ce41" office:value-type="float" office:value="1.07" calcext:value-type="float" table:number-columns-spanned="1" table:number-rows-spanned="4">
            <text:p>1.07</text:p>
          </table:table-cell>
          <table:table-cell table:style-name="ce44" table:number-columns-spanned="1" table:number-rows-spanned="4"/>
          <table:table-cell table:style-name="ce44" office:value-type="string" calcext:value-type="string" table:number-columns-spanned="1" table:number-rows-spanned="4">
            <text:p><text:span text:style-name="T5">Given: </text:span><text:span text:style-name="T6">the teacher gives a safety instruction</text:span></text:p>
            <text:p/>
            <text:p><text:span text:style-name="T11">When: “intruder”</text:span></text:p>
            <text:p/>
            <text:p><text:span text:style-name="T5">Then: </text:span><text:span text:style-name="T6">robot crouches with its hands on its head and says “hide and be very quiet. Make sure you can’t bee seen from the windows”</text:span></text:p>
            <text:p/>
            <text:p><text:span text:style-name="T11">Prerequisite: </text:span></text:p>
            <text:p><text:span text:style-name="T12">UI is available</text:span></text:p>
            <text:p/>
            <text:p><text:span text:style-name="T11">Test Data:</text:span></text:p>
            <text:p><text:span text:style-name="T12">xxxx</text:span></text:p>
          </table:table-cell>
          <table:table-cell table:style-name="ce41" office:value-type="float" office:value="1" calcext:value-type="float">
            <text:p>1</text:p>
          </table:table-cell>
          <table:table-cell table:style-name="ce50" office:value-type="string" calcext:value-type="string">
            <text:p>Robot has Idle mode turned on</text:p>
          </table:table-cell>
          <table:table-cell table:style-name="ce50" office:value-type="string" calcext:value-type="string">
            <text:p>Robot is in idle mode</text:p>
          </table:table-cell>
          <table:table-cell table:style-name="ce50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style-name="Default"/>
          <table:table-cell table:number-columns-repeated="1013"/>
        </table:table-row>
        <table:table-row table:style-name="ro11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2" calcext:value-type="float">
            <text:p>2</text:p>
          </table:table-cell>
          <table:table-cell table:style-name="ce50" office:value-type="string" calcext:value-type="string">
            <text:p>say “intruder”</text:p>
          </table:table-cell>
          <table:table-cell table:number-columns-repeated="2" table:style-name="ce50" office:value-type="string" calcext:value-type="string">
            <text:p>robot understands and crouches with hands on head and says “hide and be very quiet. Make sure you can’t be seen from the windows”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style-name="Default"/>
          <table:table-cell table:number-columns-repeated="1013"/>
        </table:table-row>
        <table:table-row table:style-name="ro19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3" calcext:value-type="float">
            <text:p>3</text:p>
          </table:table-cell>
          <table:table-cell table:style-name="ce50" office:value-type="string" calcext:value-type="string">
            <text:p>say unrelated phrase</text:p>
          </table:table-cell>
          <table:table-cell table:number-columns-repeated="2" table:style-name="ce50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style-name="Default"/>
          <table:table-cell table:number-columns-repeated="1013"/>
        </table:table-row>
        <table:table-row table:style-name="ro15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style-name="Default"/>
          <table:table-cell table:number-columns-repeated="1013"/>
        </table:table-row>
        <table:table-row table:style-name="ro14">
          <table:table-cell/>
          <table:table-cell table:style-name="ce41" office:value-type="float" office:value="1.08" calcext:value-type="float" table:number-columns-spanned="1" table:number-rows-spanned="4">
            <text:p>1.08</text:p>
          </table:table-cell>
          <table:table-cell table:style-name="ce44" table:number-columns-spanned="1" table:number-rows-spanned="4"/>
          <table:table-cell table:style-name="ce44" office:value-type="string" calcext:value-type="string" table:number-columns-spanned="1" table:number-rows-spanned="4">
            <text:p><text:span text:style-name="T5">Given: the </text:span><text:span text:style-name="T6">teacher gives a safety instruction</text:span></text:p>
            <text:p/>
            <text:p><text:span text:style-name="T11">When: “here”</text:span></text:p>
            <text:p/>
            <text:p><text:span text:style-name="T9">Then: </text:span><text:span text:style-name="T10">gestures around in a sweeping motion and says “stay within the school grounds so we can look out for you”</text:span></text:p>
            <text:p/>
            <text:p><text:span text:style-name="T11">Prerequisite: </text:span></text:p>
            <text:p><text:span text:style-name="T12">UI is available</text:span></text:p>
            <text:p/>
            <text:p><text:span text:style-name="T11">Test Data:</text:span></text:p>
            <text:p><text:span text:style-name="T12">xxxx</text:span></text:p>
          </table:table-cell>
          <table:table-cell table:style-name="ce41" office:value-type="float" office:value="1" calcext:value-type="float">
            <text:p>1</text:p>
          </table:table-cell>
          <table:table-cell table:style-name="ce50" office:value-type="string" calcext:value-type="string">
            <text:p>Robot has Idle mode turned on</text:p>
          </table:table-cell>
          <table:table-cell table:style-name="ce50" office:value-type="string" calcext:value-type="string">
            <text:p>Robot is in idle mode</text:p>
          </table:table-cell>
          <table:table-cell table:style-name="ce50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style-name="Default"/>
          <table:table-cell table:number-columns-repeated="1013"/>
        </table:table-row>
        <table:table-row table:style-name="ro11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2" calcext:value-type="float">
            <text:p>2</text:p>
          </table:table-cell>
          <table:table-cell table:style-name="ce50" office:value-type="string" calcext:value-type="string">
            <text:p>say “here”</text:p>
          </table:table-cell>
          <table:table-cell table:number-columns-repeated="2" table:style-name="ce50" office:value-type="string" calcext:value-type="string">
            <text:p>robot understands and gestures around in a sweeping motion and says “stay within the school grounds so we can look out for you”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style-name="Default"/>
          <table:table-cell table:number-columns-repeated="1013"/>
        </table:table-row>
        <table:table-row table:style-name="ro19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3" calcext:value-type="float">
            <text:p>3</text:p>
          </table:table-cell>
          <table:table-cell table:style-name="ce50" office:value-type="string" calcext:value-type="string">
            <text:p>say unrelated phrase</text:p>
          </table:table-cell>
          <table:table-cell table:number-columns-repeated="2" table:style-name="ce50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style-name="Default"/>
          <table:table-cell table:number-columns-repeated="1013"/>
        </table:table-row>
        <table:table-row table:style-name="ro20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3"/>
          <table:table-cell table:style-name="ce16"/>
          <table:table-cell table:style-name="ce44"/>
          <table:table-cell table:style-name="Default"/>
          <table:table-cell table:number-columns-repeated="1013"/>
        </table:table-row>
        <table:table-row table:style-name="ro14">
          <table:table-cell/>
          <table:table-cell table:style-name="ce41" office:value-type="float" office:value="1.09" calcext:value-type="float" table:number-columns-spanned="1" table:number-rows-spanned="4">
            <text:p>1.09</text:p>
          </table:table-cell>
          <table:table-cell table:style-name="ce44" table:number-columns-spanned="1" table:number-rows-spanned="4"/>
          <table:table-cell table:style-name="ce44" office:value-type="string" calcext:value-type="string" table:number-columns-spanned="1" table:number-rows-spanned="4">
            <text:p><text:span text:style-name="T5">Given: </text:span><text:span text:style-name="T6">teacher gives a safety instruction</text:span></text:p>
            <text:p/>
            <text:p><text:span text:style-name="T11">When: “play”</text:span></text:p>
            <text:p/>
            <text:p><text:span text:style-name="T9">Then: </text:span><text:span text:style-name="T10">robot gestures forwards and says “use only school equipment, and don’t be too rough”</text:span></text:p>
            <text:p/>
            <text:p><text:span text:style-name="T11">Prerequisite: </text:span></text:p>
            <text:p><text:span text:style-name="T12">UI is available</text:span></text:p>
            <text:p/>
            <text:p><text:span text:style-name="T11">Test Data:</text:span></text:p>
            <text:p><text:span text:style-name="T12">xxxx</text:span></text:p>
          </table:table-cell>
          <table:table-cell table:style-name="ce41" office:value-type="float" office:value="1" calcext:value-type="float">
            <text:p>1</text:p>
          </table:table-cell>
          <table:table-cell table:style-name="ce50" office:value-type="string" calcext:value-type="string">
            <text:p>Robot has Idle mode turned on</text:p>
          </table:table-cell>
          <table:table-cell table:style-name="ce50" office:value-type="string" calcext:value-type="string">
            <text:p>Robot is in idle mode</text:p>
          </table:table-cell>
          <table:table-cell table:style-name="ce50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style-name="Default"/>
          <table:table-cell table:number-columns-repeated="1013"/>
        </table:table-row>
        <table:table-row table:style-name="ro10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2" calcext:value-type="float">
            <text:p>2</text:p>
          </table:table-cell>
          <table:table-cell table:style-name="ce50" office:value-type="string" calcext:value-type="string">
            <text:p>say “play”</text:p>
          </table:table-cell>
          <table:table-cell table:number-columns-repeated="2" table:style-name="ce50" office:value-type="string" calcext:value-type="string">
            <text:p>robot understands and gestures forwards and says “use only school equipment, and don’t be too rough”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style-name="Default"/>
          <table:table-cell table:number-columns-repeated="1013"/>
        </table:table-row>
        <table:table-row table:style-name="ro19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3" calcext:value-type="float">
            <text:p>3</text:p>
          </table:table-cell>
          <table:table-cell table:style-name="ce50" office:value-type="string" calcext:value-type="string">
            <text:p>say unrelated phrase</text:p>
          </table:table-cell>
          <table:table-cell table:number-columns-repeated="2" table:style-name="ce50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style-name="Default"/>
          <table:table-cell table:number-columns-repeated="1013"/>
        </table:table-row>
        <table:table-row table:style-name="ro21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Default" table:number-columns-repeated="4"/>
          <table:table-cell table:style-name="ce44"/>
          <table:table-cell table:style-name="Default"/>
          <table:table-cell table:number-columns-repeated="1013"/>
        </table:table-row>
        <table:table-row table:style-name="ro14">
          <table:table-cell/>
          <table:table-cell table:style-name="ce41" office:value-type="float" office:value="1.1" calcext:value-type="float" table:number-columns-spanned="1" table:number-rows-spanned="4">
            <text:p>1.1</text:p>
          </table:table-cell>
          <table:table-cell table:style-name="ce44" table:number-columns-spanned="1" table:number-rows-spanned="4"/>
          <table:table-cell table:style-name="ce44" office:value-type="string" calcext:value-type="string" table:number-columns-spanned="1" table:number-rows-spanned="4">
            <text:p><text:span text:style-name="T5">Given: </text:span><text:span text:style-name="T6">teacher gives a safety instruction</text:span></text:p>
            <text:p/>
            <text:p><text:span text:style-name="T11">When: “talk”</text:span></text:p>
            <text:p/>
            <text:p><text:span text:style-name="T5">Then: </text:span><text:span text:style-name="T6">robot nods head and says “we’re here to help”</text:span></text:p>
            <text:p/>
            <text:p><text:span text:style-name="T11">Prerequisite: </text:span></text:p>
            <text:p><text:span text:style-name="T12">UI is available</text:span></text:p>
            <text:p/>
            <text:p><text:span text:style-name="T11">Test Data:</text:span></text:p>
            <text:p><text:span text:style-name="T12">xxxx</text:span></text:p>
          </table:table-cell>
          <table:table-cell table:style-name="ce41" office:value-type="float" office:value="1" calcext:value-type="float">
            <text:p>1</text:p>
          </table:table-cell>
          <table:table-cell table:style-name="ce50" office:value-type="string" calcext:value-type="string">
            <text:p>Robot has Idle mode turned on</text:p>
          </table:table-cell>
          <table:table-cell table:style-name="ce50" office:value-type="string" calcext:value-type="string">
            <text:p>Robot is in idle mode</text:p>
          </table:table-cell>
          <table:table-cell table:style-name="ce50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style-name="Default"/>
          <table:table-cell table:number-columns-repeated="1013"/>
        </table:table-row>
        <table:table-row table:style-name="ro9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2" calcext:value-type="float">
            <text:p>2</text:p>
          </table:table-cell>
          <table:table-cell table:style-name="ce50" office:value-type="string" calcext:value-type="string">
            <text:p>say “talk”</text:p>
          </table:table-cell>
          <table:table-cell table:number-columns-repeated="2" table:style-name="ce50" office:value-type="string" calcext:value-type="string">
            <text:p>robot understands and nods head and says “we’re here to help”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style-name="Default"/>
          <table:table-cell table:number-columns-repeated="1013"/>
        </table:table-row>
        <table:table-row table:style-name="ro19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3" calcext:value-type="float">
            <text:p>3</text:p>
          </table:table-cell>
          <table:table-cell table:style-name="ce50" office:value-type="string" calcext:value-type="string">
            <text:p>say unrelated phrase</text:p>
          </table:table-cell>
          <table:table-cell table:number-columns-repeated="2" table:style-name="ce50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style-name="Default"/>
          <table:table-cell table:number-columns-repeated="1013"/>
        </table:table-row>
        <table:table-row table:style-name="ro22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Default" table:number-columns-repeated="4"/>
          <table:table-cell table:style-name="ce44"/>
          <table:table-cell table:style-name="Default"/>
          <table:table-cell table:number-columns-repeated="1013"/>
        </table:table-row>
        <table:table-row table:style-name="ro14">
          <table:table-cell/>
          <table:table-cell table:style-name="ce41" office:value-type="float" office:value="1.11" calcext:value-type="float" table:number-columns-spanned="1" table:number-rows-spanned="4">
            <text:p>1.11</text:p>
          </table:table-cell>
          <table:table-cell table:style-name="ce44" table:number-columns-spanned="1" table:number-rows-spanned="4"/>
          <table:table-cell table:style-name="ce44" office:value-type="string" calcext:value-type="string" table:number-columns-spanned="1" table:number-rows-spanned="4">
            <text:p><text:span text:style-name="T5">Given: </text:span><text:span text:style-name="T6">teacher gives a safety instruction</text:span></text:p>
            <text:p/>
            <text:p><text:span text:style-name="T11">When: “tell”</text:span></text:p>
            <text:p/>
            <text:p><text:span text:style-name="T5">Then: </text:span><text:span text:style-name="T6">robot nods head head and says “we’re here to help”</text:span></text:p>
            <text:p/>
            <text:p><text:span text:style-name="T11">Prerequisite: </text:span></text:p>
            <text:p><text:span text:style-name="T12">UI is available</text:span></text:p>
            <text:p/>
            <text:p><text:span text:style-name="T11">Test Data:</text:span></text:p>
            <text:p><text:span text:style-name="T12">xxxx</text:span></text:p>
          </table:table-cell>
          <table:table-cell table:style-name="ce41" office:value-type="float" office:value="1" calcext:value-type="float">
            <text:p>1</text:p>
          </table:table-cell>
          <table:table-cell table:style-name="ce50" office:value-type="string" calcext:value-type="string">
            <text:p>Robot has Idle mode turned on</text:p>
          </table:table-cell>
          <table:table-cell table:style-name="ce50" office:value-type="string" calcext:value-type="string">
            <text:p>Robot is in idle mode</text:p>
          </table:table-cell>
          <table:table-cell table:style-name="ce50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style-name="Default"/>
          <table:table-cell table:number-columns-repeated="1013"/>
        </table:table-row>
        <table:table-row table:style-name="ro12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2" calcext:value-type="float">
            <text:p>2</text:p>
          </table:table-cell>
          <table:table-cell table:style-name="ce50" office:value-type="string" calcext:value-type="string">
            <text:p>say “talk”</text:p>
          </table:table-cell>
          <table:table-cell table:number-columns-repeated="2" table:style-name="ce50" office:value-type="string" calcext:value-type="string">
            <text:p>robot understands and nods head and says “we’re here to help”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style-name="Default"/>
          <table:table-cell table:number-columns-repeated="1013"/>
        </table:table-row>
        <table:table-row table:style-name="ro28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3" calcext:value-type="float">
            <text:p>3</text:p>
          </table:table-cell>
          <table:table-cell table:style-name="ce50" office:value-type="string" calcext:value-type="string">
            <text:p>say unrelated phrase</text:p>
          </table:table-cell>
          <table:table-cell table:number-columns-repeated="2" table:style-name="ce50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style-name="Default"/>
          <table:table-cell table:number-columns-repeated="1013"/>
        </table:table-row>
        <table:table-row table:style-name="ro29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3"/>
          <table:table-cell table:style-name="ce16"/>
          <table:table-cell table:style-name="ce44"/>
          <table:table-cell table:style-name="Default"/>
          <table:table-cell table:number-columns-repeated="1013"/>
        </table:table-row>
        <table:table-row table:style-name="ro14">
          <table:table-cell/>
          <table:table-cell table:style-name="ce41" office:value-type="float" office:value="1.12" calcext:value-type="float" table:number-columns-spanned="1" table:number-rows-spanned="4">
            <text:p>1.12</text:p>
          </table:table-cell>
          <table:table-cell table:style-name="ce44" table:number-columns-spanned="1" table:number-rows-spanned="4"/>
          <table:table-cell table:style-name="ce44" office:value-type="string" calcext:value-type="string" table:number-columns-spanned="1" table:number-rows-spanned="4">
            <text:p><text:span text:style-name="T9">Given: </text:span><text:span text:style-name="T10">The teacher gives a safety instruction</text:span></text:p>
            <text:p/>
            <text:p><text:span text:style-name="T9">When: “on the ground</text:span><text:span text:style-name="T10">" -</text:span></text:p>
            <text:p/>
            <text:p><text:span text:style-name="T9">Then: </text:span><text:span text:style-name="T10">the robot shakes head "don’t put it in your mouth if it was on the floor. There are germs down there"</text:span></text:p>
            <text:p/>
            <text:p><text:span text:style-name="T15">Prerequisite: </text:span></text:p>
            <text:p><text:span text:style-name="T16">UI is avaialble</text:span></text:p>
          </table:table-cell>
          <table:table-cell table:style-name="ce41" office:value-type="float" office:value="1" calcext:value-type="float">
            <text:p>1</text:p>
          </table:table-cell>
          <table:table-cell table:style-name="ce50" office:value-type="string" calcext:value-type="string">
            <text:p>Robot has Idle mode turned on</text:p>
          </table:table-cell>
          <table:table-cell table:style-name="ce50" office:value-type="string" calcext:value-type="string">
            <text:p>Robot is in idle mode</text:p>
          </table:table-cell>
          <table:table-cell table:style-name="ce50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style-name="Default"/>
          <table:table-cell table:number-columns-repeated="1013"/>
        </table:table-row>
        <table:table-row table:style-name="ro30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2" calcext:value-type="float">
            <text:p>2</text:p>
          </table:table-cell>
          <table:table-cell table:style-name="ce50" office:value-type="string" calcext:value-type="string">
            <text:p>say “on the ground”</text:p>
          </table:table-cell>
          <table:table-cell table:number-columns-repeated="2" table:style-name="ce15" office:value-type="string" calcext:value-type="string">
            <text:p>robot understands and shakes head and says “don’t put it in your mouth if it was on the ground. There are germs down there”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number-columns-repeated="1014"/>
        </table:table-row>
        <table:table-row table:style-name="ro11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3" calcext:value-type="float">
            <text:p>3</text:p>
          </table:table-cell>
          <table:table-cell table:style-name="ce50" office:value-type="string" calcext:value-type="string">
            <text:p>say “ground”</text:p>
          </table:table-cell>
          <table:table-cell table:style-name="ce15" office:value-type="string" calcext:value-type="string">
            <text:p>robot understands and shakes head and says “don’t put it in your mouth if it was on the ground. <text:s/>There are germs down there”</text:p>
          </table:table-cell>
          <table:table-cell table:style-name="ce15" office:value-type="string" calcext:value-type="string">
            <text:p>robot understands and shakes head and says “don’t put it in your mouth if it was on the ground. There are germs down there”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number-columns-repeated="1014"/>
        </table:table-row>
        <table:table-row table:style-name="ro31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office:value-type="string" calcext:value-type="string">
            <text:p>say unrelated phrase</text:p>
          </table:table-cell>
          <table:table-cell table:number-columns-repeated="2" table:style-name="ce50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number-columns-repeated="1014"/>
        </table:table-row>
        <table:table-row table:style-name="ro32">
          <table:table-cell/>
          <table:table-cell table:style-name="ce41" office:value-type="float" office:value="1.13" calcext:value-type="float" table:number-columns-spanned="1" table:number-rows-spanned="4">
            <text:p>1.13</text:p>
          </table:table-cell>
          <table:table-cell table:style-name="ce44" table:number-columns-spanned="1" table:number-rows-spanned="4"/>
          <table:table-cell table:style-name="ce44" office:value-type="string" calcext:value-type="string" table:number-columns-spanned="1" table:number-rows-spanned="4">
            <text:p><text:span text:style-name="T5">Given: </text:span><text:span text:style-name="T6">teacher gives a safety instruction</text:span></text:p>
            <text:p/>
            <text:p><text:span text:style-name="T11">When: “stay safe, kids”</text:span></text:p>
            <text:p/>
            <text:p><text:span text:style-name="T5">Then: </text:span><text:span text:style-name="T6">robot bows while saying “stay safe kids” before terminating sequence</text:span></text:p>
            <text:p/>
            <text:p><text:span text:style-name="T11">Prerequisite: </text:span></text:p>
            <text:p><text:span text:style-name="T12">UI is available</text:span></text:p>
            <text:p/>
            <text:p><text:span text:style-name="T11">Test Data:</text:span></text:p>
            <text:p><text:span text:style-name="T12">xxxx</text:span></text:p>
          </table:table-cell>
          <table:table-cell table:style-name="ce41" office:value-type="float" office:value="1" calcext:value-type="float">
            <text:p>1</text:p>
          </table:table-cell>
          <table:table-cell table:style-name="ce50" office:value-type="string" calcext:value-type="string">
            <text:p>Robot has Idle mode turned on</text:p>
          </table:table-cell>
          <table:table-cell table:style-name="ce50" office:value-type="string" calcext:value-type="string">
            <text:p>Robot is in idle mode</text:p>
          </table:table-cell>
          <table:table-cell table:style-name="ce50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number-columns-repeated="1014"/>
        </table:table-row>
        <table:table-row table:style-name="ro12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2" calcext:value-type="float">
            <text:p>2</text:p>
          </table:table-cell>
          <table:table-cell table:style-name="ce50" office:value-type="string" calcext:value-type="string">
            <text:p>say “stay safe, kids”</text:p>
          </table:table-cell>
          <table:table-cell table:number-columns-repeated="2" table:style-name="ce50" office:value-type="string" calcext:value-type="string">
            <text:p>robot understands and bows while saying “stay safe, kids” before terminating sequence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number-columns-repeated="1014"/>
        </table:table-row>
        <table:table-row table:style-name="ro12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3" calcext:value-type="float">
            <text:p>3</text:p>
          </table:table-cell>
          <table:table-cell table:style-name="ce50" office:value-type="string" calcext:value-type="string">
            <text:p>say “stay safe”</text:p>
          </table:table-cell>
          <table:table-cell table:number-columns-repeated="2" table:style-name="ce50" office:value-type="string" calcext:value-type="string">
            <text:p>robot understands and bows while saying “stay safe, kids” before terminating sequence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number-columns-repeated="1014"/>
        </table:table-row>
        <table:table-row table:style-name="ro33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office:value-type="string" calcext:value-type="string">
            <text:p>say unrelated phrase</text:p>
          </table:table-cell>
          <table:table-cell table:number-columns-repeated="2" table:style-name="ce50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44"/>
          <table:table-cell table:number-columns-repeated="1014"/>
        </table:table-row>
        <table:table-row table:style-name="ro34" table:number-rows-repeated="11">
          <table:table-cell table:number-columns-repeated="1024"/>
        </table:table-row>
        <table:table-row table:style-name="ro23" table:number-rows-repeated="1048510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Feature # Test Cases (2)" table:style-name="ta2"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49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6" table:default-cell-style-name="ce49"/>
        <table:table-column table:style-name="co10" table:default-cell-style-name="ce61"/>
        <table:table-column table:style-name="co12" table:number-columns-repeated="1014" table:default-cell-style-name="ce37"/>
        <table:table-row table:style-name="ro1">
          <table:table-cell table:style-name="ce36"/>
          <table:table-cell table:style-name="ce38" table:number-columns-repeated="3"/>
          <table:table-cell table:style-name="ce47"/>
          <table:table-cell table:style-name="ce38" table:number-columns-repeated="3"/>
          <table:table-cell table:style-name="ce47"/>
          <table:table-cell table:style-name="ce59"/>
          <table:table-cell table:number-columns-repeated="1014"/>
        </table:table-row>
        <table:table-row table:style-name="ro24">
          <table:table-cell table:style-name="ce36"/>
          <table:table-cell table:style-name="ce39" office:value-type="string" calcext:value-type="string">
            <text:p>Test Case ID</text:p>
          </table:table-cell>
          <table:table-cell table:style-name="ce39" office:value-type="string" calcext:value-type="string">
            <text:p>Test Name</text:p>
          </table:table-cell>
          <table:table-cell table:style-name="ce39" office:value-type="string" calcext:value-type="string">
            <text:p>Test Description</text:p>
          </table:table-cell>
          <table:table-cell table:style-name="ce48" office:value-type="string" calcext:value-type="string">
            <text:p>TC #</text:p>
          </table:table-cell>
          <table:table-cell table:style-name="ce39" office:value-type="string" calcext:value-type="string">
            <text:p>Test Steps</text:p>
          </table:table-cell>
          <table:table-cell table:style-name="ce39" office:value-type="string" calcext:value-type="string">
            <text:p>Expected Result</text:p>
          </table:table-cell>
          <table:table-cell table:style-name="ce39" office:value-type="string" calcext:value-type="string">
            <text:p>Actual Result</text:p>
          </table:table-cell>
          <table:table-cell table:style-name="ce48" office:value-type="string" calcext:value-type="string">
            <text:p>Status</text:p>
          </table:table-cell>
          <table:table-cell table:style-name="ce60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/>
          <table:table-cell table:style-name="ce41" table:number-columns-spanned="1" table:number-rows-spanned="4"/>
          <table:table-cell table:style-name="ce44" table:number-columns-spanned="1" table:number-rows-spanned="4"/>
          <table:table-cell table:style-name="ce44" office:value-type="string" calcext:value-type="string" table:number-columns-spanned="1" table:number-rows-spanned="4">
            <text:p><text:span text:style-name="T5">Given: </text:span><text:span text:style-name="T6">xxxxx</text:span></text:p>
            <text:p/>
            <text:p><text:span text:style-name="T5">When: </text:span><text:span text:style-name="T6">xxxxx</text:span></text:p>
            <text:p/>
            <text:p><text:span text:style-name="T5">Then: </text:span><text:span text:style-name="T6">xxxxx</text:span></text:p>
            <text:p/>
            <text:p><text:span text:style-name="T11">Prerequisite: </text:span></text:p>
            <text:p><text:span text:style-name="T12">xxxx</text:span></text:p>
            <text:p/>
            <text:p><text:span text:style-name="T11">Test Data:</text:span></text:p>
            <text:p><text:span text:style-name="T12">xxxx</text:span></text:p>
          </table:table-cell>
          <table:table-cell table:style-name="ce41" office:value-type="float" office:value="1" calcext:value-type="float">
            <text:p>1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23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2" calcext:value-type="float">
            <text:p>2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23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3" calcext:value-type="float">
            <text:p>3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5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3">
          <table:table-cell/>
          <table:table-cell table:style-name="ce41" table:number-columns-spanned="1" table:number-rows-spanned="4"/>
          <table:table-cell table:style-name="ce44" table:number-columns-spanned="1" table:number-rows-spanned="4"/>
          <table:table-cell table:style-name="ce44" office:value-type="string" calcext:value-type="string" table:number-columns-spanned="1" table:number-rows-spanned="4">
            <text:p><text:span text:style-name="T5">Given: </text:span><text:span text:style-name="T6">xxxxx</text:span></text:p>
            <text:p/>
            <text:p><text:span text:style-name="T5">When: </text:span><text:span text:style-name="T6">xxxxx</text:span></text:p>
            <text:p/>
            <text:p><text:span text:style-name="T5">Then: </text:span><text:span text:style-name="T6">xxxxx</text:span></text:p>
            <text:p/>
            <text:p><text:span text:style-name="T11">Prerequisite: </text:span></text:p>
            <text:p><text:span text:style-name="T12">xxxx</text:span></text:p>
            <text:p/>
            <text:p><text:span text:style-name="T11">Test Data:</text:span></text:p>
            <text:p><text:span text:style-name="T12">xxxx</text:span></text:p>
          </table:table-cell>
          <table:table-cell table:style-name="ce41" office:value-type="float" office:value="1" calcext:value-type="float">
            <text:p>1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23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2" calcext:value-type="float">
            <text:p>2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23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3" calcext:value-type="float">
            <text:p>3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5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3">
          <table:table-cell/>
          <table:table-cell table:style-name="ce41" table:number-columns-spanned="1" table:number-rows-spanned="4"/>
          <table:table-cell table:style-name="ce44" table:number-columns-spanned="1" table:number-rows-spanned="4"/>
          <table:table-cell table:style-name="ce44" office:value-type="string" calcext:value-type="string" table:number-columns-spanned="1" table:number-rows-spanned="4">
            <text:p><text:span text:style-name="T5">Given: </text:span><text:span text:style-name="T6">xxxxx</text:span></text:p>
            <text:p/>
            <text:p><text:span text:style-name="T5">When: </text:span><text:span text:style-name="T6">xxxxx</text:span></text:p>
            <text:p/>
            <text:p><text:span text:style-name="T5">Then: </text:span><text:span text:style-name="T6">xxxxx</text:span></text:p>
            <text:p/>
            <text:p><text:span text:style-name="T11">Prerequisite: </text:span></text:p>
            <text:p><text:span text:style-name="T12">xxxx</text:span></text:p>
            <text:p/>
            <text:p><text:span text:style-name="T11">Test Data:</text:span></text:p>
            <text:p><text:span text:style-name="T12">xxxx</text:span></text:p>
          </table:table-cell>
          <table:table-cell table:style-name="ce41" office:value-type="float" office:value="1" calcext:value-type="float">
            <text:p>1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23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2" calcext:value-type="float">
            <text:p>2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23">
          <table:table-cell/>
          <table:covered-table-cell table:style-name="ce42"/>
          <table:covered-table-cell table:number-columns-repeated="2" table:style-name="ce45"/>
          <table:table-cell table:style-name="ce41" office:value-type="float" office:value="3" calcext:value-type="float">
            <text:p>3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5">
          <table:table-cell/>
          <table:covered-table-cell table:style-name="ce43"/>
          <table:covered-table-cell table:number-columns-repeated="2" table:style-name="ce46"/>
          <table:table-cell table:style-name="ce41" office:value-type="float" office:value="4" calcext:value-type="float">
            <text:p>4</text:p>
          </table:table-cell>
          <table:table-cell table:style-name="ce50" table:number-columns-repeated="4"/>
          <table:table-cell table:style-name="ce44"/>
          <table:table-cell table:number-columns-repeated="1014"/>
        </table:table-row>
        <table:table-row table:style-name="ro23" table:number-rows-repeated="1048561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Examples" table:style-name="ta3">
        <table:table-column table:style-name="co1" table:default-cell-style-name="ce37"/>
        <table:table-column table:style-name="co12" table:default-cell-style-name="ce37"/>
        <table:table-column table:style-name="co2" table:default-cell-style-name="ce37"/>
        <table:table-column table:style-name="co4" table:default-cell-style-name="ce37"/>
        <table:table-column table:style-name="co5" table:default-cell-style-name="ce49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6" table:default-cell-style-name="ce49"/>
        <table:table-column table:style-name="co12" table:number-columns-repeated="1015" table:default-cell-style-name="ce37"/>
        <table:table-row table:style-name="ro25">
          <table:table-cell/>
          <table:table-cell table:style-name="ce38"/>
          <table:table-cell table:style-name="ce39" office:value-type="string" calcext:value-type="string">
            <text:p>Test ID</text:p>
          </table:table-cell>
          <table:table-cell table:style-name="ce39" office:value-type="string" calcext:value-type="string">
            <text:p>Test Description/Scenario</text:p>
          </table:table-cell>
          <table:table-cell table:style-name="ce48" office:value-type="string" calcext:value-type="string">
            <text:p>TC #</text:p>
          </table:table-cell>
          <table:table-cell table:style-name="ce39" office:value-type="string" calcext:value-type="string">
            <text:p>Test Steps</text:p>
          </table:table-cell>
          <table:table-cell table:style-name="ce39" office:value-type="string" calcext:value-type="string">
            <text:p>Expected Result</text:p>
          </table:table-cell>
          <table:table-cell table:style-name="ce39" office:value-type="string" calcext:value-type="string">
            <text:p>Actual Result</text:p>
          </table:table-cell>
          <table:table-cell table:style-name="ce48" office:value-type="string" calcext:value-type="string">
            <text:p>Status</text:p>
          </table:table-cell>
          <table:table-cell table:number-columns-repeated="1015"/>
        </table:table-row>
        <table:table-row table:style-name="ro25">
          <table:table-cell/>
          <table:table-cell table:style-name="ce41" office:value-type="string" calcext:value-type="string" table:number-columns-spanned="1" table:number-rows-spanned="4">
            <text:p>Positive Test Case</text:p>
          </table:table-cell>
          <table:table-cell table:style-name="ce41" office:value-type="float" office:value="1.01" calcext:value-type="float" table:number-columns-spanned="1" table:number-rows-spanned="4">
            <text:p>1.01</text:p>
          </table:table-cell>
          <table:table-cell table:style-name="ce44" office:value-type="string" calcext:value-type="string" table:number-columns-spanned="1" table:number-rows-spanned="4">
            <text:p><text:span text:style-name="T5">Given:</text:span><text:span text:style-name="T6"> my unique facebook username has been registered.</text:span></text:p>
            <text:p/>
            <text:p><text:span text:style-name="T5">When:</text:span><text:span text:style-name="T6"> I attempt to login using this username via the Facebook</text:span></text:p>
            <text:p><text:span text:style-name="T12">logon page.</text:span></text:p>
            <text:p/>
            <text:p><text:span text:style-name="T5">Then:</text:span><text:span text:style-name="T6"> Facebook account opens up without any errors or warnings.</text:span></text:p>
            <text:p/>
            <text:p><text:span text:style-name="T5">Prerequisite</text:span><text:span text:style-name="T6">: </text:span></text:p>
            <text:p><text:span text:style-name="T12">Customer has been registered.</text:span></text:p>
            <text:p/>
            <text:p><text:span text:style-name="T11">Test Data:</text:span></text:p>
            <text:p><text:span text:style-name="T12">Customer Number.</text:span></text:p>
            <text:p><text:span text:style-name="T12">Facebook URL</text:span></text:p>
            <text:p/>
          </table:table-cell>
          <table:table-cell table:style-name="ce41" office:value-type="float" office:value="1" calcext:value-type="float">
            <text:p>1</text:p>
          </table:table-cell>
          <table:table-cell table:style-name="ce50" office:value-type="string" calcext:value-type="string">
            <text:p>Open your Browser, and enter URL 'Facebook.com'</text:p>
          </table:table-cell>
          <table:table-cell table:style-name="ce50" office:value-type="string" calcext:value-type="string">
            <text:p>Facebook logon page appears</text:p>
          </table:table-cell>
          <table:table-cell table:style-name="ce50" office:value-type="string" calcext:value-type="string">
            <text:p>Logon page appears </text:p>
          </table:table-cell>
          <table:table-cell table:style-name="ce62" office:value-type="string" calcext:value-type="string">
            <text:p>Pass</text:p>
          </table:table-cell>
          <table:table-cell table:number-columns-repeated="1015"/>
        </table:table-row>
        <table:table-row table:style-name="ro25">
          <table:table-cell/>
          <table:covered-table-cell table:number-columns-repeated="2" table:style-name="ce42"/>
          <table:covered-table-cell table:style-name="ce45"/>
          <table:table-cell table:style-name="ce41" office:value-type="float" office:value="2" calcext:value-type="float">
            <text:p>2</text:p>
          </table:table-cell>
          <table:table-cell table:style-name="ce50" office:value-type="string" calcext:value-type="string">
            <text:p>Enter your username in the field</text:p>
          </table:table-cell>
          <table:table-cell table:style-name="ce50" office:value-type="string" calcext:value-type="string">
            <text:p>Username is entered</text:p>
          </table:table-cell>
          <table:table-cell table:style-name="ce50" office:value-type="string" calcext:value-type="string">
            <text:p>Name entered 'JFX272'</text:p>
          </table:table-cell>
          <table:table-cell table:style-name="ce62" office:value-type="string" calcext:value-type="string">
            <text:p>Pass</text:p>
          </table:table-cell>
          <table:table-cell table:number-columns-repeated="1015"/>
        </table:table-row>
        <table:table-row table:style-name="ro26">
          <table:table-cell/>
          <table:covered-table-cell table:number-columns-repeated="2" table:style-name="ce42"/>
          <table:covered-table-cell table:style-name="ce45"/>
          <table:table-cell table:style-name="ce41" office:value-type="float" office:value="3" calcext:value-type="float">
            <text:p>3</text:p>
          </table:table-cell>
          <table:table-cell table:style-name="ce50" office:value-type="string" calcext:value-type="string">
            <text:p>Enter your Password </text:p>
          </table:table-cell>
          <table:table-cell table:style-name="ce50" office:value-type="string" calcext:value-type="string">
            <text:p>Password is entered</text:p>
          </table:table-cell>
          <table:table-cell table:style-name="ce50" office:value-type="string" calcext:value-type="string">
            <text:p>Password entered</text:p>
          </table:table-cell>
          <table:table-cell table:style-name="ce62" office:value-type="string" calcext:value-type="string">
            <text:p>Pass</text:p>
          </table:table-cell>
          <table:table-cell table:number-columns-repeated="1015"/>
        </table:table-row>
        <table:table-row table:style-name="ro27">
          <table:table-cell/>
          <table:covered-table-cell table:number-columns-repeated="2" table:style-name="ce43"/>
          <table:covered-table-cell table:style-name="ce46"/>
          <table:table-cell table:style-name="ce41" office:value-type="float" office:value="4" calcext:value-type="float">
            <text:p>4</text:p>
          </table:table-cell>
          <table:table-cell table:style-name="ce50" office:value-type="string" calcext:value-type="string">
            <text:p>Click [Login] button</text:p>
          </table:table-cell>
          <table:table-cell table:style-name="ce50" office:value-type="string" calcext:value-type="string">
            <text:p>User is successfully logged into the Facebook account </text:p>
          </table:table-cell>
          <table:table-cell table:style-name="ce50" office:value-type="string" calcext:value-type="string">
            <text:p>Account opened as expected</text:p>
          </table:table-cell>
          <table:table-cell table:style-name="ce62" office:value-type="string" calcext:value-type="string">
            <text:p>Pass</text:p>
          </table:table-cell>
          <table:table-cell table:number-columns-repeated="1015"/>
        </table:table-row>
        <table:table-row table:style-name="ro23" table:number-rows-repeated="1048570">
          <table:table-cell table:number-columns-repeated="1024"/>
        </table:table-row>
        <table:table-row table:style-name="ro2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/00/0000</text:date>, <text:time style:data-style-name="N2" text:time-value="13:45:07.9561986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ature_20__23__20_Test_20_Cases" style:display-name="PageStyle_Feature # Test 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s" style:display-name="PageStyle_Examp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_20__23__20_Test_20_Cases_20__28_2_29_" style:display-name="PageStyle_Feature # Test Cases (2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eira, Ian</meta:initial-creator>
    <meta:creation-date>2018-09-28T03:23:07</meta:creation-date>
    <dc:date>2018-10-29T13:48:16.716295728</dc:date>
    <meta:generator>LibreOffice/6.0.3.2$Linux_X86_64 LibreOffice_project/00m0$Build-2</meta:generator>
    <meta:editing-duration>PT1H34M35S</meta:editing-duration>
    <meta:editing-cycles>7</meta:editing-cycles>
    <meta:document-statistic meta:table-count="3" meta:cell-count="31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